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7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7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7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7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7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7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8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8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8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8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8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8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9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9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9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9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9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9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8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9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00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01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02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03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04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05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6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7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8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9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10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11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12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13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14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15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6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7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8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9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20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21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22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23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24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25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6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7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8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9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30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31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32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33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34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35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6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37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38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39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40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41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42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43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50" style:family="paragraph" style:parent-style-name="Table_20_Contents">
      <style:text-properties fo:font-weight="bold" style:font-weight-asian="bold" style:font-weight-complex="bold"/>
    </style:style>
    <style:style style:name="P151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52" style:family="paragraph" style:parent-style-name="Table_20_Contents">
      <style:text-properties officeooo:rsid="00b36501" officeooo:paragraph-rsid="00b36501"/>
    </style:style>
    <style:style style:name="P153" style:family="paragraph" style:parent-style-name="Table_20_Contents">
      <style:text-properties officeooo:rsid="00b43d17" officeooo:paragraph-rsid="00b43d17"/>
    </style:style>
    <style:style style:name="P154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55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56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57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58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59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60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61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62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63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64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65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6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67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68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69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70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71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72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73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74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75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76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77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7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79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80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81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82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83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84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85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186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187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188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189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190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191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192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193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194" style:family="paragraph" style:parent-style-name="Standard" style:list-style-name="L22">
      <style:text-properties fo:font-weight="normal" officeooo:rsid="012fa396" officeooo:paragraph-rsid="012fa396" style:font-weight-asian="normal" style:font-weight-complex="normal"/>
    </style:style>
    <style:style style:name="P195" style:family="paragraph" style:parent-style-name="Standard" style:list-style-name="L22">
      <style:text-properties fo:font-weight="normal" officeooo:rsid="012fd4c7" officeooo:paragraph-rsid="012fd4c7" style:font-weight-asian="normal" style:font-weight-complex="normal"/>
    </style:style>
    <style:style style:name="P196" style:family="paragraph" style:parent-style-name="Standard" style:list-style-name="L22">
      <style:text-properties fo:font-weight="normal" officeooo:rsid="01315154" officeooo:paragraph-rsid="01315154" style:font-weight-asian="normal" style:font-weight-complex="normal"/>
    </style:style>
    <style:style style:name="P197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198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199" style:family="paragraph" style:parent-style-name="Standard" style:list-style-name="L23">
      <style:text-properties fo:font-weight="normal" officeooo:rsid="01334a15" officeooo:paragraph-rsid="01334a15" style:font-weight-asian="normal" style:font-weight-complex="normal"/>
    </style:style>
    <style:style style:name="P200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201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202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203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204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205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206" style:family="paragraph" style:parent-style-name="Standard" style:list-style-name="L27">
      <style:text-properties fo:font-weight="normal" officeooo:rsid="00151741" officeooo:paragraph-rsid="00151741" style:font-weight-asian="normal" style:font-weight-complex="normal"/>
    </style:style>
    <style:style style:name="P207" style:family="paragraph" style:parent-style-name="Standard" style:list-style-name="L26">
      <style:text-properties fo:font-weight="normal" officeooo:rsid="013fcfb3" officeooo:paragraph-rsid="013fcfb3" style:font-weight-asian="normal" style:font-weight-complex="normal"/>
    </style:style>
    <style:style style:name="P208" style:family="paragraph" style:parent-style-name="Standard" style:list-style-name="L26">
      <style:text-properties fo:font-weight="normal" officeooo:rsid="01414a8e" officeooo:paragraph-rsid="01414a8e" style:font-weight-asian="normal" style:font-weight-complex="normal"/>
    </style:style>
    <style:style style:name="P209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210" style:family="paragraph" style:parent-style-name="Standard" style:list-style-name="L27">
      <style:text-properties fo:font-weight="normal" officeooo:rsid="014f3246" officeooo:paragraph-rsid="014f3246" style:font-weight-asian="normal" style:font-weight-complex="normal"/>
    </style:style>
    <style:style style:name="P211" style:family="paragraph" style:parent-style-name="Standard" style:list-style-name="L27">
      <style:text-properties fo:font-weight="normal" officeooo:rsid="014f3246" officeooo:paragraph-rsid="01542132" style:font-weight-asian="normal" style:font-weight-complex="normal"/>
    </style:style>
    <style:style style:name="P212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213" style:family="paragraph" style:parent-style-name="Standard" style:list-style-name="L27">
      <style:text-properties fo:font-weight="normal" officeooo:rsid="01542132" officeooo:paragraph-rsid="01542132" style:font-weight-asian="normal" style:font-weight-complex="normal"/>
    </style:style>
    <style:style style:name="P214" style:family="paragraph" style:parent-style-name="Standard" style:list-style-name="L27">
      <style:text-properties fo:font-weight="normal" officeooo:rsid="015777ea" officeooo:paragraph-rsid="015777ea" style:font-weight-asian="normal" style:font-weight-complex="normal"/>
    </style:style>
    <style:style style:name="P215" style:family="paragraph" style:parent-style-name="Standard" style:list-style-name="L27">
      <style:text-properties fo:font-weight="normal" officeooo:rsid="015892b3" officeooo:paragraph-rsid="015892b3" style:font-weight-asian="normal" style:font-weight-complex="normal"/>
    </style:style>
    <style:style style:name="P216" style:family="paragraph" style:parent-style-name="Standard" style:list-style-name="L27">
      <style:text-properties fo:font-weight="normal" officeooo:rsid="015b2f04" officeooo:paragraph-rsid="015b2f04" style:font-weight-asian="normal" style:font-weight-complex="normal"/>
    </style:style>
    <style:style style:name="P217" style:family="paragraph" style:parent-style-name="Standard" style:list-style-name="L28">
      <style:text-properties fo:font-weight="normal" officeooo:rsid="015f3af3" officeooo:paragraph-rsid="015f3af3" style:font-weight-asian="normal" style:font-weight-complex="normal"/>
    </style:style>
    <style:style style:name="P218" style:family="paragraph" style:parent-style-name="Standard" style:list-style-name="L28">
      <style:text-properties fo:font-weight="normal" officeooo:rsid="0162a3b5" officeooo:paragraph-rsid="0162a3b5" style:font-weight-asian="normal" style:font-weight-complex="normal"/>
    </style:style>
    <style:style style:name="P219" style:family="paragraph" style:parent-style-name="Standard" style:list-style-name="L28">
      <style:text-properties fo:font-weight="normal" officeooo:rsid="0166700e" officeooo:paragraph-rsid="0166700e" style:font-weight-asian="normal" style:font-weight-complex="normal"/>
    </style:style>
    <style:style style:name="P220" style:family="paragraph" style:parent-style-name="Standard">
      <style:text-properties fo:font-weight="normal" officeooo:rsid="01681de2" officeooo:paragraph-rsid="01681de2" style:font-weight-asian="normal" style:font-weight-complex="normal"/>
    </style:style>
    <style:style style:name="P221" style:family="paragraph" style:parent-style-name="Standard">
      <style:text-properties fo:font-weight="normal" officeooo:rsid="0168c5d2" officeooo:paragraph-rsid="0168c5d2" style:font-weight-asian="normal" style:font-weight-complex="normal"/>
    </style:style>
    <style:style style:name="P222" style:family="paragraph" style:parent-style-name="Standard">
      <style:text-properties fo:font-weight="normal" officeooo:rsid="016be756" officeooo:paragraph-rsid="016be756" style:font-weight-asian="normal" style:font-weight-complex="normal"/>
    </style:style>
    <style:style style:name="P223" style:family="paragraph" style:parent-style-name="Standard">
      <style:text-properties fo:font-weight="normal" officeooo:rsid="016d080a" officeooo:paragraph-rsid="016d080a" style:font-weight-asian="normal" style:font-weight-complex="normal"/>
    </style:style>
    <style:style style:name="P224" style:family="paragraph" style:parent-style-name="Standard">
      <style:text-properties fo:font-weight="normal" officeooo:rsid="016f960b" officeooo:paragraph-rsid="016f960b" style:font-weight-asian="normal" style:font-weight-complex="normal"/>
    </style:style>
    <style:style style:name="P225" style:family="paragraph" style:parent-style-name="Standard">
      <style:text-properties fo:font-weight="normal" officeooo:rsid="016f960b" officeooo:paragraph-rsid="0173a296" style:font-weight-asian="normal" style:font-weight-complex="normal"/>
    </style:style>
    <style:style style:name="P226" style:family="paragraph" style:parent-style-name="Standard">
      <style:text-properties fo:font-weight="normal" officeooo:rsid="017170bc" officeooo:paragraph-rsid="017170bc" style:font-weight-asian="normal" style:font-weight-complex="normal"/>
    </style:style>
    <style:style style:name="P227" style:family="paragraph" style:parent-style-name="Standard">
      <style:text-properties fo:font-weight="normal" officeooo:rsid="01764e48" officeooo:paragraph-rsid="01764e48" style:font-weight-asian="normal" style:font-weight-complex="normal"/>
    </style:style>
    <style:style style:name="P228" style:family="paragraph" style:parent-style-name="Standard">
      <style:text-properties fo:font-weight="normal" officeooo:rsid="0179a583" officeooo:paragraph-rsid="0179a583" style:font-weight-asian="normal" style:font-weight-complex="normal"/>
    </style:style>
    <style:style style:name="P229" style:family="paragraph" style:parent-style-name="Standard">
      <style:text-properties fo:font-weight="normal" officeooo:rsid="017ccd86" officeooo:paragraph-rsid="017ccd86" style:font-weight-asian="normal" style:font-weight-complex="normal"/>
    </style:style>
    <style:style style:name="P230" style:family="paragraph" style:parent-style-name="Standard" style:list-style-name="L29">
      <style:text-properties fo:font-weight="normal" officeooo:rsid="017ccd86" officeooo:paragraph-rsid="017ccd86" style:font-weight-asian="normal" style:font-weight-complex="normal"/>
    </style:style>
    <style:style style:name="P231" style:family="paragraph" style:parent-style-name="Standard" style:list-style-name="L29">
      <style:text-properties fo:font-weight="normal" officeooo:rsid="017d9824" officeooo:paragraph-rsid="017d9824" style:font-weight-asian="normal" style:font-weight-complex="normal"/>
    </style:style>
    <style:style style:name="P232" style:family="paragraph" style:parent-style-name="Standard">
      <style:text-properties fo:font-weight="normal" officeooo:rsid="0184b673" officeooo:paragraph-rsid="0184b673" style:font-weight-asian="normal" style:font-weight-complex="normal"/>
    </style:style>
    <style:style style:name="P233" style:family="paragraph" style:parent-style-name="Standard">
      <style:text-properties fo:font-weight="normal" officeooo:rsid="01863abb" officeooo:paragraph-rsid="01863abb" style:font-weight-asian="normal" style:font-weight-complex="normal"/>
    </style:style>
    <style:style style:name="P234" style:family="paragraph" style:parent-style-name="Standard" style:list-style-name="L30">
      <style:text-properties fo:font-weight="normal" officeooo:rsid="018a747a" officeooo:paragraph-rsid="018a747a" style:font-weight-asian="normal" style:font-weight-complex="normal"/>
    </style:style>
    <style:style style:name="P235" style:family="paragraph" style:parent-style-name="Standard">
      <style:text-properties fo:font-weight="normal" officeooo:rsid="018c25a1" officeooo:paragraph-rsid="018c25a1" style:font-weight-asian="normal" style:font-weight-complex="normal"/>
    </style:style>
    <style:style style:name="P236" style:family="paragraph" style:parent-style-name="Standard" style:list-style-name="L31">
      <style:text-properties fo:font-weight="normal" officeooo:rsid="018c25a1" officeooo:paragraph-rsid="018c25a1" style:font-weight-asian="normal" style:font-weight-complex="normal"/>
    </style:style>
    <style:style style:name="P237" style:family="paragraph" style:parent-style-name="Standard">
      <style:text-properties fo:font-weight="normal" officeooo:rsid="01964779" officeooo:paragraph-rsid="01964779" style:font-weight-asian="normal" style:font-weight-complex="normal"/>
    </style:style>
    <style:style style:name="P238" style:family="paragraph" style:parent-style-name="Standard">
      <style:text-properties fo:font-weight="normal" officeooo:rsid="01971e7d" officeooo:paragraph-rsid="01971e7d" style:font-weight-asian="normal" style:font-weight-complex="normal"/>
    </style:style>
    <style:style style:name="P239" style:family="paragraph" style:parent-style-name="Standard">
      <style:text-properties fo:font-weight="normal" officeooo:rsid="019736a4" officeooo:paragraph-rsid="019736a4" style:font-weight-asian="normal" style:font-weight-complex="normal"/>
    </style:style>
    <style:style style:name="P240" style:family="paragraph" style:parent-style-name="Standard">
      <style:text-properties fo:font-weight="normal" officeooo:rsid="019a7590" officeooo:paragraph-rsid="019a7590" style:font-weight-asian="normal" style:font-weight-complex="normal"/>
    </style:style>
    <style:style style:name="P241" style:family="paragraph" style:parent-style-name="Standard" style:list-style-name="L19">
      <style:text-properties fo:font-weight="normal" officeooo:paragraph-rsid="0115e507"/>
    </style:style>
    <style:style style:name="P242" style:family="paragraph" style:parent-style-name="Standard" style:list-style-name="L19">
      <style:text-properties fo:font-weight="normal" officeooo:rsid="011c4f36" officeooo:paragraph-rsid="011c4f36"/>
    </style:style>
    <style:style style:name="P243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244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245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246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247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248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249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250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251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252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253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254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255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256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257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258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259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260" style:family="paragraph" style:parent-style-name="Standard" style:list-style-name="L24">
      <style:text-properties fo:font-weight="bold" officeooo:rsid="01343ef4" officeooo:paragraph-rsid="01343ef4" style:font-weight-asian="bold" style:font-weight-complex="bold"/>
    </style:style>
    <style:style style:name="P261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262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263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264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265" style:family="paragraph" style:parent-style-name="Standard">
      <style:text-properties fo:font-weight="bold" officeooo:rsid="013a870c" officeooo:paragraph-rsid="013a870c" style:font-weight-asian="bold" style:font-weight-complex="bold"/>
    </style:style>
    <style:style style:name="P266" style:family="paragraph" style:parent-style-name="Standard" style:list-style-name="L25">
      <style:text-properties fo:font-weight="bold" officeooo:rsid="013a870c" officeooo:paragraph-rsid="013a870c" style:font-weight-asian="bold" style:font-weight-complex="bold"/>
    </style:style>
    <style:style style:name="P267" style:family="paragraph" style:parent-style-name="Standard" style:list-style-name="L24">
      <style:text-properties fo:font-weight="bold" officeooo:rsid="013dde09" officeooo:paragraph-rsid="013dde09" style:font-weight-asian="bold" style:font-weight-complex="bold"/>
    </style:style>
    <style:style style:name="P268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269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270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271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272" style:family="paragraph" style:parent-style-name="Standard">
      <style:text-properties fo:font-weight="bold" officeooo:rsid="0147ce57" officeooo:paragraph-rsid="0147ce57" style:font-weight-asian="bold" style:font-weight-complex="bold"/>
    </style:style>
    <style:style style:name="P273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274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275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276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277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278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279" style:family="paragraph" style:parent-style-name="Standard">
      <style:text-properties fo:font-weight="bold" officeooo:rsid="015f3af3" officeooo:paragraph-rsid="015f3af3" style:font-weight-asian="bold" style:font-weight-complex="bold"/>
    </style:style>
    <style:style style:name="P280" style:family="paragraph" style:parent-style-name="Standard" style:list-style-name="L28">
      <style:text-properties fo:font-weight="bold" officeooo:rsid="0166700e" officeooo:paragraph-rsid="0166700e" style:font-weight-asian="bold" style:font-weight-complex="bold"/>
    </style:style>
    <style:style style:name="P281" style:family="paragraph" style:parent-style-name="Standard">
      <style:text-properties fo:font-weight="bold" officeooo:rsid="01681de2" officeooo:paragraph-rsid="01681de2" style:font-weight-asian="bold" style:font-weight-complex="bold"/>
    </style:style>
    <style:style style:name="P282" style:family="paragraph" style:parent-style-name="Standard">
      <style:text-properties fo:font-weight="bold" officeooo:rsid="0168c5d2" officeooo:paragraph-rsid="0168c5d2" style:font-weight-asian="bold" style:font-weight-complex="bold"/>
    </style:style>
    <style:style style:name="P283" style:family="paragraph" style:parent-style-name="Standard">
      <style:text-properties fo:font-weight="bold" officeooo:rsid="0168ca7d" officeooo:paragraph-rsid="0168ca7d" style:font-weight-asian="bold" style:font-weight-complex="bold"/>
    </style:style>
    <style:style style:name="P284" style:family="paragraph" style:parent-style-name="Standard">
      <style:text-properties fo:font-weight="bold" officeooo:rsid="0174e04f" officeooo:paragraph-rsid="0174e04f" style:font-weight-asian="bold" style:font-weight-complex="bold"/>
    </style:style>
    <style:style style:name="P285" style:family="paragraph" style:parent-style-name="Standard">
      <style:text-properties fo:font-weight="bold" officeooo:rsid="01764e48" officeooo:paragraph-rsid="01764e48" style:font-weight-asian="bold" style:font-weight-complex="bold"/>
    </style:style>
    <style:style style:name="P286" style:family="paragraph" style:parent-style-name="Standard">
      <style:text-properties fo:font-weight="bold" officeooo:rsid="01782ca7" officeooo:paragraph-rsid="01782ca7" style:font-weight-asian="bold" style:font-weight-complex="bold"/>
    </style:style>
    <style:style style:name="P287" style:family="paragraph" style:parent-style-name="Standard">
      <style:text-properties fo:font-weight="bold" officeooo:rsid="017da2ff" officeooo:paragraph-rsid="017da2ff" style:font-weight-asian="bold" style:font-weight-complex="bold"/>
    </style:style>
    <style:style style:name="P288" style:family="paragraph" style:parent-style-name="Standard">
      <style:text-properties fo:font-weight="bold" officeooo:rsid="017dffaf" officeooo:paragraph-rsid="017dffaf" style:font-weight-asian="bold" style:font-weight-complex="bold"/>
    </style:style>
    <style:style style:name="P289" style:family="paragraph" style:parent-style-name="Standard">
      <style:text-properties fo:font-weight="bold" officeooo:rsid="0182d7af" officeooo:paragraph-rsid="0182d7af" style:font-weight-asian="bold" style:font-weight-complex="bold"/>
    </style:style>
    <style:style style:name="P290" style:family="paragraph" style:parent-style-name="Standard">
      <style:text-properties fo:font-weight="bold" officeooo:rsid="01833208" officeooo:paragraph-rsid="01833208" style:font-weight-asian="bold" style:font-weight-complex="bold"/>
    </style:style>
    <style:style style:name="P291" style:family="paragraph" style:parent-style-name="Standard">
      <style:text-properties fo:font-weight="bold" officeooo:rsid="01863abb" officeooo:paragraph-rsid="018a747a" style:font-weight-asian="bold" style:font-weight-complex="bold"/>
    </style:style>
    <style:style style:name="P292" style:family="paragraph" style:parent-style-name="Standard" style:list-style-name="L30">
      <style:text-properties fo:font-weight="bold" officeooo:rsid="01863abb" officeooo:paragraph-rsid="018a747a" style:font-weight-asian="bold" style:font-weight-complex="bold"/>
    </style:style>
    <style:style style:name="P293" style:family="paragraph" style:parent-style-name="Standard">
      <style:text-properties fo:font-weight="bold" officeooo:rsid="018c25a1" officeooo:paragraph-rsid="018c25a1" style:font-weight-asian="bold" style:font-weight-complex="bold"/>
    </style:style>
    <style:style style:name="P294" style:family="paragraph" style:parent-style-name="Standard">
      <style:text-properties fo:font-weight="bold" officeooo:rsid="018d6abd" officeooo:paragraph-rsid="018d6abd" style:font-weight-asian="bold" style:font-weight-complex="bold"/>
    </style:style>
    <style:style style:name="P295" style:family="paragraph" style:parent-style-name="Standard">
      <style:text-properties fo:font-weight="bold" officeooo:rsid="0194175e" officeooo:paragraph-rsid="0194175e" style:font-weight-asian="bold" style:font-weight-complex="bold"/>
    </style:style>
    <style:style style:name="P296" style:family="paragraph" style:parent-style-name="Standard">
      <style:text-properties fo:font-weight="bold" officeooo:rsid="01956fe5" officeooo:paragraph-rsid="01956fe5" style:font-weight-asian="bold" style:font-weight-complex="bold"/>
    </style:style>
    <style:style style:name="P297" style:family="paragraph" style:parent-style-name="Standard">
      <style:text-properties fo:font-weight="bold" officeooo:rsid="01964779" officeooo:paragraph-rsid="01964779" style:font-weight-asian="bold" style:font-weight-complex="bold"/>
    </style:style>
    <style:style style:name="P298" style:family="paragraph" style:parent-style-name="Standard">
      <style:text-properties fo:font-weight="bold" officeooo:rsid="019825e3" officeooo:paragraph-rsid="019825e3" style:font-weight-asian="bold" style:font-weight-complex="bold"/>
    </style:style>
    <style:style style:name="P299" style:family="paragraph" style:parent-style-name="Standard" style:list-style-name="L21">
      <style:text-properties officeooo:paragraph-rsid="0123cf26"/>
    </style:style>
    <style:style style:name="P30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fo:font-weight="normal" officeooo:rsid="0145c143" style:font-weight-asian="normal" style:font-weight-complex="normal"/>
    </style:style>
    <style:style style:name="T43" style:family="text">
      <style:text-properties fo:font-weight="normal" officeooo:rsid="014c37a5" style:font-weight-asian="normal" style:font-weight-complex="normal"/>
    </style:style>
    <style:style style:name="T44" style:family="text">
      <style:text-properties fo:font-weight="normal" officeooo:rsid="014d9a5e" style:font-weight-asian="normal" style:font-weight-complex="normal"/>
    </style:style>
    <style:style style:name="T45" style:family="text">
      <style:text-properties fo:font-weight="normal" officeooo:rsid="017e13aa" style:font-weight-asian="normal" style:font-weight-complex="normal"/>
    </style:style>
    <style:style style:name="T46" style:family="text">
      <style:text-properties fo:font-weight="normal" officeooo:rsid="017fbea3" style:font-weight-asian="normal" style:font-weight-complex="normal"/>
    </style:style>
    <style:style style:name="T47" style:family="text">
      <style:text-properties fo:font-weight="normal" officeooo:rsid="0187b60d" style:font-weight-asian="normal" style:font-weight-complex="normal"/>
    </style:style>
    <style:style style:name="T48" style:family="text">
      <style:text-properties fo:font-weight="normal" officeooo:rsid="0188a3b7" style:font-weight-asian="normal" style:font-weight-complex="normal"/>
    </style:style>
    <style:style style:name="T49" style:family="text">
      <style:text-properties fo:font-weight="normal" officeooo:rsid="018e3b5f" style:font-weight-asian="normal" style:font-weight-complex="normal"/>
    </style:style>
    <style:style style:name="T50" style:family="text">
      <style:text-properties officeooo:rsid="00196d38"/>
    </style:style>
    <style:style style:name="T51" style:family="text">
      <style:text-properties officeooo:rsid="002cc455"/>
    </style:style>
    <style:style style:name="T52" style:family="text">
      <style:text-properties officeooo:rsid="003eb00a"/>
    </style:style>
    <style:style style:name="T53" style:family="text">
      <style:text-properties officeooo:rsid="00492d23"/>
    </style:style>
    <style:style style:name="T54" style:family="text">
      <style:text-properties officeooo:rsid="004efee5"/>
    </style:style>
    <style:style style:name="T55" style:family="text">
      <style:text-properties officeooo:rsid="0057a9dc"/>
    </style:style>
    <style:style style:name="T56" style:family="text">
      <style:text-properties officeooo:rsid="005cf8dc"/>
    </style:style>
    <style:style style:name="T57" style:family="text">
      <style:text-properties officeooo:rsid="0061dc06"/>
    </style:style>
    <style:style style:name="T58" style:family="text">
      <style:text-properties officeooo:rsid="00665d07"/>
    </style:style>
    <style:style style:name="T59" style:family="text">
      <style:text-properties officeooo:rsid="006ca55b"/>
    </style:style>
    <style:style style:name="T60" style:family="text">
      <style:text-properties officeooo:rsid="006e3098"/>
    </style:style>
    <style:style style:name="T61" style:family="text">
      <style:text-properties officeooo:rsid="00770aa9"/>
    </style:style>
    <style:style style:name="T62" style:family="text">
      <style:text-properties officeooo:rsid="007b7099"/>
    </style:style>
    <style:style style:name="T63" style:family="text">
      <style:text-properties officeooo:rsid="007d15c5"/>
    </style:style>
    <style:style style:name="T64" style:family="text">
      <style:text-properties officeooo:rsid="007ed59c"/>
    </style:style>
    <style:style style:name="T65" style:family="text">
      <style:text-properties officeooo:rsid="0089ec5a"/>
    </style:style>
    <style:style style:name="T66" style:family="text">
      <style:text-properties officeooo:rsid="008a6286"/>
    </style:style>
    <style:style style:name="T67" style:family="text">
      <style:text-properties officeooo:rsid="008c63d3"/>
    </style:style>
    <style:style style:name="T68" style:family="text">
      <style:text-properties fo:color="#ce181e"/>
    </style:style>
    <style:style style:name="T69" style:family="text">
      <style:text-properties officeooo:rsid="00ba655f"/>
    </style:style>
    <style:style style:name="T70" style:family="text">
      <style:text-properties officeooo:rsid="00dd75f2"/>
    </style:style>
    <style:style style:name="T71" style:family="text">
      <style:text-properties officeooo:rsid="00e34c23"/>
    </style:style>
    <style:style style:name="T72" style:family="text">
      <style:text-properties officeooo:rsid="00e4ce34"/>
    </style:style>
    <style:style style:name="T73" style:family="text">
      <style:text-properties officeooo:rsid="00f9b81d"/>
    </style:style>
    <style:style style:name="T74" style:family="text">
      <style:text-properties officeooo:rsid="00faca41"/>
    </style:style>
    <style:style style:name="T75" style:family="text">
      <style:text-properties officeooo:rsid="01058c9e"/>
    </style:style>
    <style:style style:name="T76" style:family="text">
      <style:text-properties officeooo:rsid="01058f20"/>
    </style:style>
    <style:style style:name="T77" style:family="text">
      <style:text-properties officeooo:rsid="010cd265"/>
    </style:style>
    <style:style style:name="T78" style:family="text">
      <style:text-properties fo:font-variant="normal" fo:text-transform="none" fo:color="#444444" style:font-name="Helvetica Neue" fo:font-size="9.75pt" fo:letter-spacing="normal" fo:font-style="normal"/>
    </style:style>
    <style:style style:name="T79" style:family="text">
      <style:text-properties style:font-weight-asian="normal" style:font-weight-complex="normal"/>
    </style:style>
    <style:style style:name="T80" style:family="text">
      <style:text-properties officeooo:rsid="0115e507" style:font-weight-asian="normal" style:font-weight-complex="normal"/>
    </style:style>
    <style:style style:name="T81" style:family="text">
      <style:text-properties officeooo:rsid="00c21d36" style:font-weight-asian="normal" style:font-weight-complex="normal"/>
    </style:style>
    <style:style style:name="T82" style:family="text">
      <style:text-properties officeooo:rsid="01167444" style:font-weight-asian="normal" style:font-weight-complex="normal"/>
    </style:style>
    <style:style style:name="T83" style:family="text">
      <style:text-properties officeooo:rsid="01181e78" style:font-weight-asian="normal" style:font-weight-complex="normal"/>
    </style:style>
    <style:style style:name="T84" style:family="text">
      <style:text-properties officeooo:rsid="01186f79" style:font-weight-asian="normal" style:font-weight-complex="normal"/>
    </style:style>
    <style:style style:name="T85" style:family="text">
      <style:text-properties officeooo:rsid="011a53f0" style:font-weight-asian="normal" style:font-weight-complex="normal"/>
    </style:style>
    <style:style style:name="T86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87" style:family="text">
      <style:text-properties officeooo:rsid="013766c8"/>
    </style:style>
    <style:style style:name="T88" style:family="text">
      <style:text-properties officeooo:rsid="013b4f9a"/>
    </style:style>
    <style:style style:name="T89" style:family="text">
      <style:text-properties officeooo:rsid="013dde09"/>
    </style:style>
    <style:style style:name="T90" style:family="text">
      <style:text-properties officeooo:rsid="014f3246"/>
    </style:style>
    <style:style style:name="T91" style:family="text">
      <style:text-properties officeooo:rsid="01519161"/>
    </style:style>
    <style:style style:name="T92" style:family="text">
      <style:text-properties officeooo:rsid="015390a6"/>
    </style:style>
    <style:style style:name="T93" style:family="text">
      <style:text-properties officeooo:rsid="0158adf1"/>
    </style:style>
    <style:style style:name="T94" style:family="text">
      <style:text-properties officeooo:rsid="0164f5e9"/>
    </style:style>
    <style:style style:name="T95" style:family="text">
      <style:text-properties officeooo:rsid="0168c5d2"/>
    </style:style>
    <style:style style:name="T96" style:family="text">
      <style:text-properties officeooo:rsid="017170bc"/>
    </style:style>
    <style:style style:name="T97" style:family="text">
      <style:text-properties officeooo:rsid="01736772"/>
    </style:style>
    <style:style style:name="T98" style:family="text">
      <style:text-properties officeooo:rsid="0173a296"/>
    </style:style>
    <style:style style:name="T99" style:family="text">
      <style:text-properties officeooo:rsid="017ce744"/>
    </style:style>
    <style:style style:name="T100" style:family="text">
      <style:text-properties officeooo:rsid="018f7aa9"/>
    </style:style>
    <style:style style:name="T101" style:family="text">
      <style:text-properties officeooo:rsid="018fdf62"/>
    </style:style>
    <style:style style:name="T102" style:family="text">
      <style:text-properties officeooo:rsid="0198ef14"/>
    </style:style>
    <style:style style:name="T103" style:family="text">
      <style:text-properties officeooo:rsid="019a959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Notes on AWS – Solutions Architect Associate Exam</text:p>
      <text:p text:style-name="P1">Types of exams rated with difficulty </text:p>
      <text:list xml:id="list1698791876" text:style-name="L1">
        <text:list-item>
          <text:p text:style-name="P154">CCP</text:p>
        </text:list-item>
        <text:list-item>
          <text:p text:style-name="P154">solutions architect</text:p>
        </text:list-item>
        <text:list-item>
          <text:p text:style-name="P154">sysops</text:p>
        </text:list-item>
        <text:list-item>
          <text:p text:style-name="P154">developer associate</text:p>
        </text:list-item>
        <text:list-item>
          <text:p text:style-name="P154">security specialty</text:p>
        </text:list-item>
        <text:list-item>
          <text:p text:style-name="P154">advanced netowrking speciality</text:p>
        </text:list-item>
        <text:list-item>
          <text:p text:style-name="P154">devops pro</text:p>
        </text:list-item>
        <text:list-item>
          <text:p text:style-name="P154">solutions architect pro</text:p>
        </text:list-item>
      </text:list>
      <text:p text:style-name="P1"/>
      <text:p text:style-name="P6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9">History of AWS</text:p>
      <text:p text:style-name="P67">Chris Pinkham and Benjamin black presented a paper on internal infrastructure.</text:p>
      <text:p text:style-name="P67">Business case – <text:span text:style-name="T4">sell</text:span><text:span text:style-name="T5">ing extra computing power to others.</text:span></text:p>
      <text:p text:style-name="P68">First service SQS – Simple queue service – <text:span text:style-name="T50">2004</text:span></text:p>
      <text:p text:style-name="P5">AWS – launched in 2006 </text:p>
      <text:p text:style-name="P70">2007 over 180K developers on the platform </text:p>
      <text:p text:style-name="P71">2010 – <text:span text:style-name="T4">Re:Invent conference for AWS develo</text:span><text:span text:style-name="T6">pers </text:span></text:p>
      <text:p text:style-name="P72">2013<text:span text:style-name="T4"> certs launched.</text:span></text:p>
      <text:p text:style-name="P6"/>
      <text:p text:style-name="P144"><text:span text:style-name="T68">AWS – 10000 Foot Overview</text:span> </text:p>
      <text:p text:style-name="P7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74">Region – <text:span text:style-name="T4">has 2 or more AZ.</text:span></text:p>
      <text:p text:style-name="P9"/>
      <text:p text:style-name="P75">Cloud Front – AWS’s CDN, <text:s/><text:span text:style-name="T7">It uses </text:span><text:span text:style-name="T51">Edge locations, </text:span><text:span text:style-name="T7">endpoints that cache content. </text:span></text:p>
      <text:p text:style-name="P76">There are more than 150 edge locations.</text:p>
      <text:p text:style-name="P13"/>
      <text:p text:style-name="P147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7">You can </text:p>
      <text:list xml:id="list3507284384" text:style-name="L2">
        <text:list-item>
          <text:p text:style-name="P155">share access </text:p>
        </text:list-item>
        <text:list-item>
          <text:p text:style-name="P155">granular access – login with FB, gmail </text:p>
        </text:list-item>
        <text:list-item>
          <text:p text:style-name="P155">identity federation – use with AD, Facebook, LinkedIn </text:p>
        </text:list-item>
        <text:list-item>
          <text:p text:style-name="P156">has MFA2 </text:p>
        </text:list-item>
        <text:list-item>
          <text:p text:style-name="P157">temp access to users/devices</text:p>
        </text:list-item>
        <text:list-item>
          <text:p text:style-name="P158">has password rotation policy </text:p>
        </text:list-item>
        <text:list-item>
          <text:p text:style-name="P159">supports PCI-DSS compliance </text:p>
        </text:list-item>
      </text:list>
      <text:p text:style-name="P79"><text:soft-page-break/>User – <text:span text:style-name="T4">individual users</text:span></text:p>
      <text:p text:style-name="P79"><text:span text:style-name="T4"><text:tab/></text:span><text:span text:style-name="T52">Power users – </text:span><text:span text:style-name="T10">access to aws services except for management of groups and users</text:span><text:span text:style-name="T4"> </text:span></text:p>
      <text:p text:style-name="P79"><text:span text:style-name="T4"><text:tab/></text:span><text:span text:style-name="T11">-all users are configured globally</text:span></text:p>
      <text:p text:style-name="P78">Groups – <text:span text:style-name="T4">can apply certain security settings to many uses</text:span></text:p>
      <text:p text:style-name="P78">Policies – <text:span text:style-name="T4">guidelines for how security settings should be applied, </text:span><text:span text:style-name="T8">appear in JSON format </text:span></text:p>
      <text:p text:style-name="P78"><text:span text:style-name="T8"><text:tab/>-</text:span><text:span text:style-name="T11">all policies are configured for global use</text:span></text:p>
      <text:p text:style-name="P80">Roles – <text:span text:style-name="T9">create a role and assign to a resource, manage CIA to resources (e.g. read, read/write)</text:span></text:p>
      <text:p text:style-name="P82"/>
      <text:p text:style-name="P4"/>
      <text:p text:style-name="P81">CloudWatch</text:p>
      <text:p text:style-name="P12">You can setup alerts to notify you when resources are passed a certain threshold, costs are at a certain percent and other crteria. </text:p>
      <text:p text:style-name="P4"/>
      <text:p text:style-name="P148">S3 and CloudFront</text:p>
      <text:p text:style-name="P84">S3 – Object storage – <text:span text:style-name="T4">secure, durable, highly scalable storage, object-based storage </text:span></text:p>
      <text:p text:style-name="P84">Read after write consistency – <text:span text:style-name="T4">just means you can read the file after a successful upload</text:span></text:p>
      <text:p text:style-name="P84">Eventual consistency – <text:span text:style-name="T4">you’ll have to wait before reading the file you uploaded, overwrite specific </text:span></text:p>
      <text:p text:style-name="P84">S3 schema – <text:span text:style-name="T4">key value pair, version ID</text:span></text:p>
      <text:p text:style-name="P14">- it can be under control lists, and is available for torrenting</text:p>
      <text:p text:style-name="P84">It has 11 9s availability </text:p>
      <text:p text:style-name="P14"/>
      <text:p text:style-name="P84">Tiers of S3</text:p>
      <text:p text:style-name="P84">Standard – <text:span text:style-name="T4">normal, 11 9s of </text:span><text:span text:style-name="T18">durability. 2 9’s availability </text:span><text:span text:style-name="T4"><text:s/></text:span></text:p>
      <text:p text:style-name="P84">S3 – IA (infrequent access) – <text:span text:style-name="T4">lower fees </text:span></text:p>
      <text:p text:style-name="P84">S3 – 1 AZ, IA - <text:span text:style-name="T4">`1 avaialbility zone, 1 infrequent access </text:span></text:p>
      <text:p text:style-name="P106">S3 – RRS – Reduced Redundancy storage – <text:span text:style-name="T4">99.99 avaialability</text:span> </text:p>
      <text:p text:style-name="P84">s3 glacier – <text:span text:style-name="T4">used for data archive,3 types – standard, expedited, bulk </text:span></text:p>
      <text:p text:style-name="P14"/>
      <text:p text:style-name="P8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84">CloudFront - CDN Overview </text:p>
      <text:p text:style-name="P84">Network of edge locations that are used to serve data faster, way to acccess data, </text:p>
      <text:p text:style-name="P14">Origin – where the locations fetch their data </text:p>
      <text:p text:style-name="P84">CloudFront can host any AWS service and non-aws origin server </text:p>
      <text:p text:style-name="P14"/>
      <text:p text:style-name="P84">How CloudFront is billed </text:p>
      <text:p text:style-name="P14">Charged for clearing objects </text:p>
      <text:p text:style-name="P4"/>
      <text:p text:style-name="P8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85"/>
      <text:p text:style-name="P8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6">Cross Region Replication <text:span text:style-name="T53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7">You must run these commands to view them from the CLI.</text:p>
      <text:p text:style-name="P18">Install these tools</text:p>
      <text:list xml:id="list1226056663" text:style-name="L3">
        <text:list-item>
          <text:p text:style-name="P160">curl "https://s3.amazonaws.com/aws-cli/awscli-bundle.zip" -o "awscli-bundle.zip"</text:p>
        </text:list-item>
        <text:list-item>
          <text:p text:style-name="P160">unzip awscli-bundle.zip</text:p>
        </text:list-item>
        <text:list-item>
          <text:p text:style-name="P160">./awscli-bundle/install -b ~/bin/aws</text:p>
        </text:list-item>
        <text:list-item>
          <text:p text:style-name="P161"/>
        </text:list-item>
      </text:list>
      <text:p text:style-name="P4"/>
      <text:p text:style-name="P88">After install run these:</text:p>
      <text:list xml:id="list2330705519" text:style-name="L4">
        <text:list-item>
          <text:p text:style-name="P162"><text:span text:style-name="T1">aws configure </text:span>– enter in your access key and secret ID</text:p>
        </text:list-item>
        <text:list-item>
          <text:p text:style-name="P162"><text:span text:style-name="T1">aws s3 ls </text:span>– list out all your s3 buckets</text:p>
        </text:list-item>
        <text:list-item>
          <text:p text:style-name="P243">aws s3 cp – recursive <text:span text:style-name="T54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9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43"/>
      <text:p text:style-name="P90">Lifecycle Management – S3 – IA &amp; Glacier <text:span text:style-name="T55">Lab</text:span></text:p>
      <text:p text:style-name="P9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9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05">Distribution – <text:span text:style-name="T17">Web distribution and RTMP (media streaming)</text:span></text:p>
      <text:p text:style-name="P21"/>
      <text:p text:style-name="P93">S3 <text:s/>Security and Encryption</text:p>
      <text:p text:style-name="P22">By default, all buckets are private. It used the phrase of least privilege. You start easing up access to this bucket </text:p>
      <text:p text:style-name="P94">4 types of encryption </text:p>
      <text:p text:style-name="P23">IN TRANSIT - <text:span text:style-name="T56">ssl/tls</text:span></text:p>
      <text:p text:style-name="P24">AT REST – </text:p>
      <text:p text:style-name="P27">Service Side encryption –</text:p>
      <text:list xml:id="list423312168" text:style-name="L5">
        <text:list-item>
          <text:p text:style-name="P163">uses s3 managed keys, EACH OBJECT HAS ITS OWN KEY , use AWS-256 encryption - SSE-S3</text:p>
        </text:list-item>
        <text:list-item>
          <text:p text:style-name="P164">AWS KMS – <text:span text:style-name="T57">Managed keys- SSE-KMS, provides an audit trail </text:span></text:p>
        </text:list-item>
        <text:list-item>
          <text:p text:style-name="P165">SSE -C – customer provided keys, YOU MANAGE THE ENCRYPTION KEYS, <text:span text:style-name="T58">YOU MANAGE THEY KEYS </text:span></text:p>
        </text:list-item>
      </text:list>
      <text:p text:style-name="P25">Client-side encryption – encrypt data on the client, then upload to S3.</text:p>
      <text:p text:style-name="P83"/>
      <text:p text:style-name="P95">S3 Storage gateway </text:p>
      <text:p text:style-name="P95"><text:span text:style-name="T4">connects on premise software appliance with cloud-based storage . </text:span><text:span text:style-name="T13">Connect a web app at your site to the cloud specifically acting as storage </text:span></text:p>
      <text:p text:style-name="P96"><text:soft-page-break/>Download as a VM, <text:span text:style-name="T4">and support it in your datacenter. </text:span></text:p>
      <text:p text:style-name="P28"/>
      <text:p text:style-name="P97">4 types of storage gateway: </text:p>
      <text:list xml:id="list3331285648" text:style-name="L6">
        <text:list-item>
          <text:p text:style-name="P244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244">Volumes gateway (iSCSI) – <text:span text:style-name="T4">block based storage, useful for Operating systems, (e.g. backing up server operating systems and their configurations.) </text:span><text:span text:style-name="T59">WILL SHOW UP AS VIRTUAL HARD DISKS </text:span></text:p>
          <text:list>
            <text:list-item>
              <text:p text:style-name="P166">Stored volumes – store them onsite, <text:span text:style-name="T60">stored as EBS</text:span></text:p>
            </text:list-item>
            <text:list-item>
              <text:p text:style-name="P166">Cached volumes <text:s/>- store recently used to the cloud, <text:span text:style-name="T60">copy most recent data used on prem, other data is uploaded to the cloud, stored in standard S3</text:span></text:p>
            </text:list-item>
          </text:list>
        </text:list-item>
        <text:list-item>
          <text:p text:style-name="P244">Tape Gateway – <text:span text:style-name="T4">VTL – VIRTUAL TAPES – send virtual tapes to the cloud, </text:span></text:p>
        </text:list-item>
      </text:list>
      <text:p text:style-name="P29"/>
      <text:p text:style-name="P98">S3 storage – <text:span text:style-name="T65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61">S.</text:span></text:p>
      <text:p text:style-name="P31"/>
      <text:p text:style-name="P100">3 types:</text:p>
      <text:list xml:id="list3162986784" text:style-name="L7">
        <text:list-item>
          <text:p text:style-name="P167"><text:span text:style-name="T1">Snowball</text:span> - <text:span text:style-name="T62">petabyte scale data transfer solution, lower cast, more secure, 18TB – 50TB </text:span></text:p>
        </text:list-item>
        <text:list-item>
          <text:p text:style-name="P167"><text:span text:style-name="T1">Snowball Edge </text:span>– <text:span text:style-name="T63">contain 100TB data, onboard storage and computing capability – </text:span><text:span text:style-name="T3">little AWS data center, </text:span><text:span text:style-name="T64">you can run lambda computing capabilities, E.g. airplanes use this to collect data, compute operations on that data, then collect it when the plane lands</text:span></text:p>
        </text:list-item>
        <text:list-item>
          <text:p text:style-name="P245">Snowmobile – <text:span text:style-name="T15">large truck storage – hundreds of petabyte up to exabyte data , </text:span><text:span text:style-name="T16">100PB max size, </text:span></text:p>
        </text:list-item>
      </text:list>
      <text:p text:style-name="P99"/>
      <text:p text:style-name="P101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02">S3 – transfer acceleration</text:p>
      <text:p text:style-name="P35">Transfer acceleration uses Cloudfront to increase the uploads speed to an S3 bucket. <text:line-break/><text:span text:style-name="T66">It uploads the file to an edge location, which will then load that to the origin bucket. </text:span></text:p>
      <text:p text:style-name="P30"/>
      <text:p text:style-name="P103">S3 – Setting up a static website on S<text:span text:style-name="T67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04"><text:s/></text:p>
      <text:p text:style-name="P149">EC2 – Elastic Compute Cloud </text:p>
      <text:p text:style-name="P37">Online Virtual machines, computing capacity </text:p>
      <text:p text:style-name="P107">On demand – <text:span text:style-name="T4">get billed for the computing power you use, </text:span></text:p>
      <text:list xml:id="list1057599700" text:style-name="L8">
        <text:list-item>
          <text:p text:style-name="P168">low cost, flexible, good for unpredictable workloads</text:p>
        </text:list-item>
      </text:list>
      <text:p text:style-name="P108">Reserved – <text:span text:style-name="T19">provides capacity reservation and offer a significant discount on hourly charge of applications . </text:span><text:span text:style-name="T20">1y-3yr terms</text:span></text:p>
      <text:list xml:id="list2208200728" text:style-name="L9">
        <text:list-item>
          <text:p text:style-name="P246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247">standard reserved instances(RI) – <text:span text:style-name="T25">up to 75% discount</text:span></text:p>
        </text:list-item>
        <text:list-item>
          <text:p text:style-name="P247">convertible RI – <text:span text:style-name="T26">up to 54% discount, </text:span><text:span text:style-name="T27">change your reservations when needed</text:span></text:p>
        </text:list-item>
        <text:list-item>
          <text:p text:style-name="P248">scheduled RI – <text:span text:style-name="T4">reserve a time window </text:span></text:p>
        </text:list-item>
      </text:list>
      <text:p text:style-name="P109"><text:soft-page-break/>Spot instances – <text:span text:style-name="T20">big a price on a capacity, greater savings if your applications on start and end times, </text:span></text:p>
      <text:list xml:id="list4180532694" text:style-name="L10">
        <text:list-item>
          <text:p text:style-name="P169">only feasible at low compute prices, </text:p>
        </text:list-item>
        <text:list-item>
          <text:p text:style-name="P249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10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299806697" text:style-name="L11">
        <text:list-item>
          <text:p text:style-name="P170">useful for regulatory requirements that may not support multi-tenant virtualization</text:p>
        </text:list-item>
        <text:list-item>
          <text:p text:style-name="P170">great for licensing </text:p>
        </text:list-item>
        <text:list-item>
          <text:p text:style-name="P170">can be purchased on -demand</text:p>
        </text:list-item>
      </text:list>
      <text:p text:style-name="P38"/>
      <text:p text:style-name="P111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1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51">I2</text:p>
          </table:table-cell>
          <table:table-cell table:style-name="Table1.A2" office:value-type="string">
            <text:p text:style-name="P152">High speed storage</text:p>
          </table:table-cell>
          <table:table-cell table:style-name="Table1.C2" office:value-type="string">
            <text:p text:style-name="P152">NoSQl Dbsm data warehousing</text:p>
          </table:table-cell>
        </table:table-row>
        <table:table-row>
          <table:table-cell table:style-name="Table1.A2" office:value-type="string">
            <text:p text:style-name="P151">G3</text:p>
          </table:table-cell>
          <table:table-cell table:style-name="Table1.A2" office:value-type="string">
            <text:p text:style-name="P152">Graphics intensive</text:p>
          </table:table-cell>
          <table:table-cell table:style-name="Table1.C2" office:value-type="string">
            <text:p text:style-name="P152">Video encoding/3d application streaming</text:p>
          </table:table-cell>
        </table:table-row>
        <table:table-row>
          <table:table-cell table:style-name="Table1.A2" office:value-type="string">
            <text:p text:style-name="P151">H1</text:p>
          </table:table-cell>
          <table:table-cell table:style-name="Table1.A2" office:value-type="string">
            <text:p text:style-name="P152">High disk throughput</text:p>
          </table:table-cell>
          <table:table-cell table:style-name="Table1.C2" office:value-type="string">
            <text:p text:style-name="P152">Distributed file systems</text:p>
          </table:table-cell>
        </table:table-row>
        <table:table-row>
          <table:table-cell table:style-name="Table1.A2" office:value-type="string">
            <text:p text:style-name="P151">T2</text:p>
          </table:table-cell>
          <table:table-cell table:style-name="Table1.A2" office:value-type="string">
            <text:p text:style-name="P152">Lowest cost, general purpose</text:p>
          </table:table-cell>
          <table:table-cell table:style-name="Table1.C2" office:value-type="string">
            <text:p text:style-name="P152">Web servers/small dbs</text:p>
          </table:table-cell>
        </table:table-row>
        <table:table-row>
          <table:table-cell table:style-name="Table1.A2" office:value-type="string">
            <text:p text:style-name="P151">D2</text:p>
          </table:table-cell>
          <table:table-cell table:style-name="Table1.A2" office:value-type="string">
            <text:p text:style-name="P152">Dense storage</text:p>
          </table:table-cell>
          <table:table-cell table:style-name="Table1.C2" office:value-type="string">
            <text:p text:style-name="P152">fileservers/datawarehousing/hadoop</text:p>
          </table:table-cell>
        </table:table-row>
        <table:table-row>
          <table:table-cell table:style-name="Table1.A2" office:value-type="string">
            <text:p text:style-name="P151">R4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2">Mem intensive apps</text:p>
          </table:table-cell>
        </table:table-row>
        <table:table-row>
          <table:table-cell table:style-name="Table1.A2" office:value-type="string">
            <text:p text:style-name="P151">M5</text:p>
          </table:table-cell>
          <table:table-cell table:style-name="Table1.A2" office:value-type="string">
            <text:p text:style-name="P152">General purpose</text:p>
          </table:table-cell>
          <table:table-cell table:style-name="Table1.C2" office:value-type="string">
            <text:p text:style-name="P152">Application servers</text:p>
          </table:table-cell>
        </table:table-row>
        <table:table-row>
          <table:table-cell table:style-name="Table1.A2" office:value-type="string">
            <text:p text:style-name="P151">C5</text:p>
          </table:table-cell>
          <table:table-cell table:style-name="Table1.A2" office:value-type="string">
            <text:p text:style-name="P152">Compute optimized</text:p>
          </table:table-cell>
          <table:table-cell table:style-name="Table1.C2" office:value-type="string">
            <text:p text:style-name="P152">Cpu intensive apps/dbs</text:p>
          </table:table-cell>
        </table:table-row>
        <table:table-row>
          <table:table-cell table:style-name="Table1.A2" office:value-type="string">
            <text:p text:style-name="P151">P3</text:p>
          </table:table-cell>
          <table:table-cell table:style-name="Table1.A2" office:value-type="string">
            <text:p text:style-name="P152">Graphic general purpose gpu</text:p>
          </table:table-cell>
          <table:table-cell table:style-name="Table1.C2" office:value-type="string">
            <text:p text:style-name="P152">Machine learning/bitcoin mining</text:p>
          </table:table-cell>
        </table:table-row>
        <table:table-row>
          <table:table-cell table:style-name="Table1.A2" office:value-type="string">
            <text:p text:style-name="P151">X1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3">SAP HANA, apache spark</text:p>
          </table:table-cell>
        </table:table-row>
        <table:table-row>
          <table:table-cell table:style-name="Table1.A2" office:value-type="string">
            <text:p text:style-name="P15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1"/>
      <text:p text:style-name="P41"/>
      <text:p text:style-name="P112">EBS</text:p>
      <text:p text:style-name="P42">Think of these as virtual disks </text:p>
      <text:p text:style-name="P112">Types of EBS:</text:p>
      <text:list xml:id="list2224320203" text:style-name="L12">
        <text:list-item>
          <text:p text:style-name="P250"><text:soft-page-break/>SSDS:</text:p>
          <text:list>
            <text:list-item>
              <text:p text:style-name="P171">general purpose SSD (GP2) – <text:span text:style-name="T69">best price and performance</text:span></text:p>
              <text:list>
                <text:list-item>
                  <text:p text:style-name="P172">ration of 3iops per gb with up to 10000 iops</text:p>
                </text:list-item>
              </text:list>
            </text:list-item>
            <text:list-item>
              <text:p text:style-name="P173">provisioned iops(ssd) IO1 – designed for I/O intensive applications (databases) </text:p>
              <text:list>
                <text:list-item>
                  <text:p text:style-name="P174">can provision up to 20 K IOPS per volume</text:p>
                </text:list-item>
              </text:list>
            </text:list-item>
          </text:list>
        </text:list-item>
        <text:list-item>
          <text:p text:style-name="P250">Magnetic types:</text:p>
          <text:list>
            <text:list-item>
              <text:p text:style-name="P175">throughput optimized HDD (ST1)</text:p>
              <text:list>
                <text:list-item>
                  <text:p text:style-name="P175">big data, data warehouses, cannot be a boot volume <text:s text:c="2"/></text:p>
                </text:list-item>
              </text:list>
            </text:list-item>
            <text:list-item>
              <text:p text:style-name="P175">cold HDD (SC1) </text:p>
              <text:list>
                <text:list-item>
                  <text:p text:style-name="P175">lowest cost storage for infrequent access workloads </text:p>
                </text:list-item>
              </text:list>
            </text:list-item>
            <text:list-item>
              <text:p text:style-name="P176">magnetic standard – lowest cost per gigabyte that is bootable, </text:p>
            </text:list-item>
          </text:list>
        </text:list-item>
      </text:list>
      <text:p text:style-name="P43"/>
      <text:p text:style-name="P113">EC2 lab - </text:p>
      <text:list xml:id="list1758389026" text:style-name="L13">
        <text:list-item>
          <text:p text:style-name="P177">set up the instance</text:p>
        </text:list-item>
        <text:list-item>
          <text:p text:style-name="P177">attach an EBS storage</text:p>
        </text:list-item>
        <text:list-item>
          <text:p text:style-name="P177">add tags ALWAYS</text:p>
        </text:list-item>
        <text:list-item>
          <text:p text:style-name="P177">setup your security group</text:p>
        </text:list-item>
        <text:list-item>
          <text:p text:style-name="P177">run the instance and get the security credentials</text:p>
        </text:list-item>
        <text:list-item>
          <text:p text:style-name="P177">try ssh into the instance : <text:s/>ssh ec2-user@54.224.30.154 -i myec2webserver.pem </text:p>
        </text:list-item>
      </text:list>
      <text:p text:style-name="P60"/>
      <text:p text:style-name="P114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15">AMI – Amazon Machine Image – <text:span text:style-name="T4">cannot be encrypted but copies of them can.</text:span></text:p>
      <text:p text:style-name="P4"/>
      <text:p text:style-name="P116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17">Inbound rules are automatically added to outbound rules. THESE SECURITY GROUPS ARE STATEFUL.</text:p>
      <text:p text:style-name="P47">By default, all traffic is denied. </text:p>
      <text:p text:style-name="P118">NACL – netwokr access control list – <text:span text:style-name="T4">stateless, </text:span><text:span text:style-name="T29">these block ip addresses</text:span></text:p>
      <text:p text:style-name="P118"/>
      <text:p text:style-name="P119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20">How to transfer EC2 instance to another region</text:p>
      <text:list xml:id="list677138145" text:style-name="L14">
        <text:list-item>
          <text:p text:style-name="P178">make a snapshot of an image</text:p>
        </text:list-item>
        <text:list-item>
          <text:p text:style-name="P178">copy the snapshot to another region</text:p>
        </text:list-item>
        <text:list-item>
          <text:p text:style-name="P178">make an AMI from that region </text:p>
        </text:list-item>
      </text:list>
      <text:p text:style-name="P131"/>
      <text:p text:style-name="P132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73">AWS SAYS NOT TO USE RAID 5 </text:span></text:p>
      <text:p text:style-name="P4"/>
      <text:p text:style-name="P56"><text:soft-page-break/>RAID 10 – Striped &amp; mirrored, good redundancy, <text:span text:style-name="T74">good performance, needs 4 drives minimum </text:span></text:p>
      <text:p text:style-name="P56"/>
      <text:p text:style-name="P133">Windows PC with RAID Lab</text:p>
      <text:list xml:id="list3785964561" text:style-name="L15">
        <text:list-item>
          <text:p text:style-name="P179">create the windows server with 2+ drives</text:p>
        </text:list-item>
        <text:list-item>
          <text:p text:style-name="P179">download the secret key</text:p>
        </text:list-item>
        <text:list-item>
          <text:p text:style-name="P179">rdp into the server with the new key </text:p>
        </text:list-item>
        <text:list-item>
          <text:p text:style-name="P179">go to control panel → computer management → disk management → create raid 0 and raid 1.</text:p>
        </text:list-item>
      </text:list>
      <text:p text:style-name="P57"/>
      <text:p text:style-name="P134">How can I create a snapshot of a raid array?</text:p>
      <text:p text:style-name="P58">TAKE AN APPLICATION CONSISTENT SNAPSHOT. Stop the machine, flush the cache</text:p>
      <text:p text:style-name="P58">Steps</text:p>
      <text:list xml:id="list1971642734" text:style-name="L16">
        <text:list-item>
          <text:p text:style-name="P180">Shutdown the instance</text:p>
        </text:list-item>
        <text:list-item>
          <text:p text:style-name="P180">take a snapshot</text:p>
        </text:list-item>
        <text:list-item>
          <text:p text:style-name="P180">power it back on</text:p>
          <text:p text:style-name="P180"/>
        </text:list-item>
      </text:list>
      <text:p text:style-name="P56"/>
      <text:p text:style-name="P135">EBS Root Volume types vs Instance store</text:p>
      <text:p text:style-name="P59">Your AMI attributes – region, operating system, architecture, launch permissions, storage for the root device:</text:p>
      <text:list xml:id="list1841698363" text:style-name="L17">
        <text:list-item>
          <text:p text:style-name="P181">instance store – <text:span text:style-name="T75">ephemeral stores – temp storage that is attached to the image, thus the instance, USUALLY S3 STORAGE</text:span></text:p>
        </text:list-item>
        <text:list-item>
          <text:p text:style-name="P181">EBS backed volumes – <text:span text:style-name="T76">useful for storage sizes greater than the instance store</text:span></text:p>
        </text:list-item>
      </text:list>
      <text:p text:style-name="P59"/>
      <text:p text:style-name="P137">Elastic Load Balancer </text:p>
      <text:p text:style-name="P63">Load balances balance the traffic among many devices. Useful with web servers</text:p>
      <text:p text:style-name="P63">3 types:</text:p>
      <text:list xml:id="list3119273915" text:style-name="L18">
        <text:list-item>
          <text:p text:style-name="P251">application load balancer </text:p>
          <text:list>
            <text:list-item>
              <text:p text:style-name="P182">best suited for http and https traffic, operate at layer 7</text:p>
            </text:list-item>
          </text:list>
        </text:list-item>
        <text:list-item>
          <text:p text:style-name="P251">network load balancer</text:p>
          <text:list>
            <text:list-item>
              <text:p text:style-name="P183">best suited for tcp traffic, operates at layer 4,<text:span text:style-name="T77">has low-latency </text:span></text:p>
            </text:list-item>
          </text:list>
        </text:list-item>
        <text:list-item>
          <text:p text:style-name="P251">normal load balancer</text:p>
          <text:list>
            <text:list-item>
              <text:p text:style-name="P184">legacy load balancers – operate on layer 7 mainly but can also operate on layer 4</text:p>
            </text:list-item>
            <text:list-item>
              <text:p text:style-name="P252">504 error – <text:span text:style-name="T4">MEANS YOUR APPLICATION IS HAVING ISSUES</text:span></text:p>
            </text:list-item>
          </text:list>
        </text:list-item>
      </text:list>
      <text:p text:style-name="P138"/>
      <text:p text:style-name="P139">X-Forwarded-For-Header – <text:span text:style-name="T38">standard header identifying the clients public IP after going through a HTTP proxy or a load balancer</text:span></text:p>
      <text:p text:style-name="P136"/>
      <text:p text:style-name="P140">Load balancer - Lab</text:p>
      <text:list xml:id="list2513779262" text:style-name="L19">
        <text:list-item>
          <text:p text:style-name="P185">create an instance </text:p>
        </text:list-item>
        <text:list-item>
          <text:p text:style-name="P241"><text:span text:style-name="T80">ssh into it - </text:span><text:span text:style-name="T81">ssh ec2-user@</text:span><text:bookmark text:name="detailsPublicIp"/><text:span text:style-name="T78">54.204.78.9</text:span><text:span text:style-name="T81"> -i mywebserver.pem </text:span></text:p>
        </text:list-item>
        <text:list-item>
          <text:p text:style-name="P241"><text:span text:style-name="T82">install httpd – Apache – yum install httpd</text:span><text:span text:style-name="T81"> </text:span></text:p>
        </text:list-item>
        <text:list-item>
          <text:p text:style-name="P241"><text:span text:style-name="T82">start the service → sudo service httpd start </text:span><text:span text:style-name="T81"><text:s/></text:span></text:p>
        </text:list-item>
        <text:list-item>
          <text:p text:style-name="P241"><text:span text:style-name="T81"><text:s/></text:span><text:span text:style-name="T83">create an html file in </text:span><text:span text:style-name="T86"><text:s/>/ var /www /html </text:span></text:p>
        </text:list-item>
        <text:list-item>
          <text:p text:style-name="P241"><text:span text:style-name="T81"><text:s/></text:span><text:span text:style-name="T83">create healthcheck html file</text:span></text:p>
        </text:list-item>
        <text:list-item>
          <text:p text:style-name="P241"><text:span text:style-name="T81"><text:s/></text:span><text:span text:style-name="T84">under ec2, add a classic load balancer. Select all default settings</text:span></text:p>
        </text:list-item>
        <text:list-item>
          <text:p text:style-name="P241"><text:span text:style-name="T81"><text:s/></text:span><text:span text:style-name="T85">add your machines to the load balancer</text:span><text:span text:style-name="T81"> </text:span></text:p>
        </text:list-item>
        <text:list-item>
          <text:p text:style-name="P242"><text:span text:style-name="T81">D</text:span><text:span text:style-name="T79">ONE!</text:span></text:p>
        </text:list-item>
      </text:list>
      <text:p text:style-name="P56"/>
      <text:p text:style-name="P56"/>
      <text:p text:style-name="P141"><text:soft-page-break/>Cloudwatch - Lab</text:p>
      <text:p text:style-name="P64">This lab is about create a dashboard for checking for events(cpu usage, ram usage, e.g.)</text:p>
      <text:list xml:id="list3070800484" text:style-name="L20">
        <text:list-item>
          <text:p text:style-name="P186">Know that you can create dashboards. Example. Track the cpu usage and other metrics in a custom dashboard</text:p>
        </text:list-item>
        <text:list-item>
          <text:p text:style-name="P186">create an alarm to notify you when a computer has reach a certain cpu threshold</text:p>
        </text:list-item>
        <text:list-item>
          <text:p text:style-name="P186">create events to act on those specific alarms. (ex when cpu reaches80%, increase cpus in that PC)</text:p>
        </text:list-item>
        <text:list-item>
          <text:p text:style-name="P187">analyze your logs </text:p>
        </text:list-item>
      </text:list>
      <text:p text:style-name="P142">Cloudtrail – <text:span text:style-name="T4">auditing your logs</text:span></text:p>
      <text:p text:style-name="P65"/>
      <text:p text:style-name="P253">AWS CLI Lab</text:p>
      <text:p text:style-name="P188"/>
      <text:list xml:id="list3218301708" text:style-name="L21">
        <text:list-item>
          <text:p text:style-name="P189">You create an isntance</text:p>
        </text:list-item>
        <text:list-item>
          <text:p text:style-name="P189">you create a user, assign a programateic token </text:p>
        </text:list-item>
        <text:list-item>
          <text:p text:style-name="P189">aws configure to login to that instance</text:p>
        </text:list-item>
        <text:list-item>
          <text:p text:style-name="P254">to terminate an instance use the command: </text:p>
          <text:list>
            <text:list-item>
              <text:p text:style-name="P299">aws ec2 terminate-instances --instance-ids <text:s/>i-0d5cfed77a01a6579</text:p>
            </text:list-item>
          </text:list>
        </text:list-item>
      </text:list>
      <text:p text:style-name="P56"/>
      <text:p text:style-name="P255">Using IAM Roles Lab</text:p>
      <text:p text:style-name="P191">Launch an instance</text:p>
      <text:p text:style-name="P191">create an IAM role </text:p>
      <text:p text:style-name="P191">attach that role to the instance</text:p>
      <text:p text:style-name="P256">YOU CAN ATTACH A ROLE TO A RUNNING INSTANCE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45"><text:span text:style-name="T68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21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70">authority that can assign domain names</text:span></text:p>
      <text:p text:style-name="P122">SOA – <text:span text:style-name="T71">start</text:span> of authority <text:span text:style-name="T72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23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24">A Record – <text:span text:style-name="T4">has the ipv4 address of the domain name</text:span></text:p>
      <text:p text:style-name="P125">TTL – <text:span text:style-name="T4">time to live, the lower the time, the easier for changes to propogated</text:span></text:p>
      <text:p text:style-name="P126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7">ALIAS – <text:span text:style-name="T33">unique to route53, </text:span><text:span text:style-name="T34">map resource records to AWS services </text:span></text:p>
      <text:p text:style-name="P127"><text:span text:style-name="T34"><text:tab/></text:span><text:span text:style-name="T36">THESE CAN BE USED TO POINT ZONE APEX RECORDS TO AWS SERVICES</text:span></text:p>
      <text:p text:style-name="P128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29">Elastic load balancers only resolve to a DNS name</text:p>
      <text:p text:style-name="P130">MX records – <text:span text:style-name="T4">mail exchange records</text:span></text:p>
      <text:p text:style-name="P130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300"><text:soft-page-break/>AWS – Databases</text:p>
      <text:p text:style-name="P192">There are both MySQL and NoSQL databases on AWS</text:p>
      <text:p text:style-name="P193">Relational databases have keys, foreign keys, that are used to map <text:span text:style-name="T1">relationships among values/objects.</text:span></text:p>
      <text:p text:style-name="P257">Types of MySQL services: -<text:span text:style-name="T40"> </text:span><text:span text:style-name="T88">OLTP</text:span></text:p>
      <text:list xml:id="list3352080742" text:style-name="L22">
        <text:list-item>
          <text:p text:style-name="P194">SQL Server by Microsoft </text:p>
        </text:list-item>
        <text:list-item>
          <text:p text:style-name="P194">SQL server by Oracle</text:p>
        </text:list-item>
        <text:list-item>
          <text:p text:style-name="P194">MySQL – openSource server-bound</text:p>
        </text:list-item>
        <text:list-item>
          <text:p text:style-name="P195">Aurora – AWS proprietary </text:p>
        </text:list-item>
        <text:list-item>
          <text:p text:style-name="P195">PostGreSQL – open source </text:p>
        </text:list-item>
        <text:list-item>
          <text:p text:style-name="P196">MariaDB – open source</text:p>
        </text:list-item>
      </text:list>
      <text:p text:style-name="P197"/>
      <text:p text:style-name="P258">Non-relational DB -</text:p>
      <text:p text:style-name="P258">collection – table</text:p>
      <text:p text:style-name="P258">document – row</text:p>
      <text:p text:style-name="P258">key value pairs - fields</text:p>
      <text:p text:style-name="P198">Types:</text:p>
      <text:list xml:id="list748575283" text:style-name="L23">
        <text:list-item>
          <text:p text:style-name="P199">DynamoDB – Amazon NoSQL db, uses JSON</text:p>
        </text:list-item>
        <text:list-item>
          <text:p text:style-name="P199"><text:s/></text:p>
        </text:list-item>
      </text:list>
      <text:p text:style-name="P62"/>
      <text:p text:style-name="P259">Data Warehousing – <text:span text:style-name="T89">OLAP</text:span> <text:span text:style-name="T4">used for business intellgience</text:span></text:p>
      <text:p text:style-name="P259"><text:span text:style-name="T4">Pull in large, complex data sets and used to do queries on data </text:span></text:p>
      <text:p text:style-name="P259"><text:span text:style-name="T4">Tools:</text:span></text:p>
      <text:list xml:id="list2260116663" text:style-name="L24">
        <text:list-item>
          <text:p text:style-name="P267"><text:span text:style-name="T4">Redshift</text:span></text:p>
        </text:list-item>
        <text:list-item>
          <text:p text:style-name="P260"><text:span text:style-name="T4">Cognos</text:span></text:p>
        </text:list-item>
        <text:list-item>
          <text:p text:style-name="P260"><text:span text:style-name="T4">jaspersoft</text:span></text:p>
        </text:list-item>
        <text:list-item>
          <text:p text:style-name="P260"><text:span text:style-name="T4">sql server reporting services</text:span></text:p>
        </text:list-item>
        <text:list-item>
          <text:p text:style-name="P260"><text:span text:style-name="T4">oracle hyperion</text:span></text:p>
        </text:list-item>
        <text:list-item>
          <text:p text:style-name="P260"><text:span text:style-name="T4">SAP NetWeaver</text:span></text:p>
        </text:list-item>
      </text:list>
      <text:p text:style-name="P261"/>
      <text:p text:style-name="P261">OLTP vs OLAP</text:p>
      <text:p text:style-name="P262">These differ in the queries you will run. <text:span text:style-name="T87">OLTP analyzes 1 record, while OLAP analyzes large amount of records.</text:span></text:p>
      <text:p text:style-name="P201">Online transaction process(OLTP)</text:p>
      <text:p text:style-name="P202">ex. order num 12</text:p>
      <text:p text:style-name="P202">You pull up rows of data such as name, date, address to,.e.g</text:p>
      <text:p text:style-name="P202"/>
      <text:p text:style-name="P201"><text:span text:style-name="T87">O</text:span>nline analytics processing(OLAP)</text:p>
      <text:p text:style-name="P203">Ex. net profit for digital radio company, pull in large records </text:p>
      <text:p text:style-name="P203">run query on sum of radios sold, sold in each region </text:p>
      <text:p text:style-name="P263">Data warehousing uses different architecture from a database and infrastructure perspective</text:p>
      <text:p text:style-name="P62"/>
      <text:p text:style-name="P264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65"><text:span text:style-name="T4">2 types</text:span></text:p>
      <text:list xml:id="list71172466" text:style-name="L25">
        <text:list-item>
          <text:p text:style-name="P266"><text:span text:style-name="T4">Memcached </text:span></text:p>
        </text:list-item>
        <text:list-item>
          <text:p text:style-name="P266"><text:span text:style-name="T4">Redis</text:span></text:p>
        </text:list-item>
      </text:list>
      <text:p text:style-name="P4"/>
      <text:p text:style-name="P268"><text:soft-page-break/>RDS -Lab</text:p>
      <text:p text:style-name="P204">Provision RDS instances and provision a web server</text:p>
      <text:list xml:id="list1467567404" text:style-name="L26">
        <text:list-item>
          <text:p text:style-name="P207">launch an ec2 instance</text:p>
        </text:list-item>
        <text:list-item>
          <text:p text:style-name="P207">launch a rds instance</text:p>
        </text:list-item>
        <text:list-item>
          <text:p text:style-name="P208">use the files on acloudguru to provision the web server </text:p>
        </text:list-item>
        <text:list-item>
          <text:p text:style-name="P208">try to connect to the web server</text:p>
        </text:list-item>
      </text:list>
      <text:p text:style-name="P4"/>
      <text:p text:style-name="P269">More on DB backups, Multi-az, read-replicas</text:p>
      <text:p text:style-name="P269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209">Backup data is stored in S3, and there is free storage relative to the size of your DB.</text:p>
      <text:p text:style-name="P270">DB Snapshot – <text:span text:style-name="T4">data save in time, always done manually, </text:span><text:span text:style-name="T42">standalone recovery tool even if the original DB is destroyed</text:span></text:p>
      <text:p text:style-name="P271">Restored backups will have different AWS endpoints </text:p>
      <text:p text:style-name="P272"><text:span text:style-name="T4">MySQls are encrypted at REST as a feature </text:span></text:p>
      <text:p text:style-name="P272"><text:span text:style-name="T4"/></text:p>
      <text:p text:style-name="P273">Multi-AZ DB, <text:span text:style-name="T92">these are synchronous</text:span>– <text:span text:style-name="T4">used for disaster recovery, </text:span><text:span text:style-name="T43">when one fails, the DB will still be active since it is available in another AZ.</text:span></text:p>
      <text:p text:style-name="P274"><text:span text:style-name="T43">Y</text:span><text:span text:style-name="T4">ou have an exact copy of your prod db to another AZ. </text:span><text:span text:style-name="T44">Any changes are synced over to the other replicas </text:span><text:span text:style-name="T90">AGAIN, ONLY FOR DISASTER RECOVERY </text:span></text:p>
      <text:p text:style-name="P275">Types of multi-az DBS:</text:p>
      <text:list xml:id="list353331405" text:style-name="L27">
        <text:list-item>
          <text:p text:style-name="P210">SQL server</text:p>
        </text:list-item>
        <text:list-item>
          <text:p text:style-name="P210">Oracle</text:p>
        </text:list-item>
        <text:list-item>
          <text:p text:style-name="P210">MySQL Server </text:p>
        </text:list-item>
        <text:list-item>
          <text:p text:style-name="P210">PostgreSQL</text:p>
        </text:list-item>
        <text:list-item>
          <text:p text:style-name="P210">MariaDB</text:p>
        </text:list-item>
        <text:list-item>
          <text:p text:style-name="P213">Aurora</text:p>
        </text:list-item>
      </text:list>
      <text:p text:style-name="P275"/>
      <text:p text:style-name="P277">READ-REPLICAS – used to improve DB performance , </text:p>
      <text:p text:style-name="P277"><text:span text:style-name="T92">these are asynchronous</text:span></text:p>
      <text:p text:style-name="P278">AGAIN, USED FOR SCALING, E.G. PERFORMANCE</text:p>
      <text:p text:style-name="P212">There is a master DB, and the other DBS are read-replicas. <text:span text:style-name="T91">All that happens is if any changes are made to the master DB, those changes can be read by the read-replicas DB</text:span></text:p>
      <text:p text:style-name="P276">Types of multi-az DBS:</text:p>
      <text:list xml:id="list195640307224091" text:continue-numbering="true" text:style-name="L27">
        <text:list-item>
          <text:p text:style-name="P211">MySQL Server </text:p>
        </text:list-item>
        <text:list-item>
          <text:p text:style-name="P211">PostgreSQL</text:p>
        </text:list-item>
        <text:list-item>
          <text:p text:style-name="P211">MariaDB</text:p>
        </text:list-item>
        <text:list-item>
          <text:p text:style-name="P213">Aurora</text:p>
        </text:list-item>
      </text:list>
      <text:p text:style-name="P4"/>
      <text:list xml:id="list195641447602637" text:continue-numbering="true" text:style-name="L27">
        <text:list-item>
          <text:p text:style-name="P214">Automated backups must be turned on for read-replicas!</text:p>
        </text:list-item>
        <text:list-item>
          <text:p text:style-name="P214">Max is 5 read-replicas.</text:p>
        </text:list-item>
        <text:list-item>
          <text:p text:style-name="P214">Read-replicas of read-replicas can be used </text:p>
        </text:list-item>
        <text:list-item>
          <text:p text:style-name="P214">Each read-replica has its own dns endpoint </text:p>
        </text:list-item>
        <text:list-item>
          <text:p text:style-name="P215">Read-replicas can be multi-az <text:span text:style-name="T93">source DBs</text:span></text:p>
        </text:list-item>
        <text:list-item>
          <text:p text:style-name="P216">You can have read-replica is many regions</text:p>
        </text:list-item>
        <text:list-item>
          <text:p text:style-name="P206"/>
        </text:list-item>
      </text:list>
      <text:p text:style-name="P279"/>
      <text:p text:style-name="P279"/>
      <text:p text:style-name="P279"/>
      <text:p text:style-name="P279"><text:soft-page-break/>More on Dynamo DB – NoSQL Db</text:p>
      <text:list xml:id="list712683360" text:style-name="L28">
        <text:list-item>
          <text:p text:style-name="P217">Fast, flexible NoSQl DB that need consistent, millisec latency at any scale</text:p>
        </text:list-item>
        <text:list-item>
          <text:p text:style-name="P218">Stored on SSD</text:p>
        </text:list-item>
        <text:list-item>
          <text:p text:style-name="P218">Spread across 3 distinct data centres, <text:span text:style-name="T94">3 different facilities</text:span></text:p>
        </text:list-item>
        <text:list-item>
          <text:p text:style-name="P219"><text:span text:style-name="T1">eventual consistency reads –</text:span> faster performance, but data being served may not be up to date</text:p>
        </text:list-item>
        <text:list-item>
          <text:p text:style-name="P280">strongly consistency reads – <text:span text:style-name="T4">slower, but all data being served is up to date. An API accessing a DB with strongly consistent reads will wait until a 200 code is served before accessing that record</text:span></text:p>
        </text:list-item>
      </text:list>
      <text:p text:style-name="P281">Costs for Dynamo</text:p>
      <text:p text:style-name="P220">Hourly.</text:p>
      <text:p text:style-name="P220">Costs per I/O operations: more to write to DB than it is to read </text:p>
      <text:p text:style-name="P220">.<text:span text:style-name="T95">0065 per 10 writes per hour per month</text:span></text:p>
      <text:p text:style-name="P220">.<text:span text:style-name="T95">0065 per 10 reads per hour per month</text:span></text:p>
      <text:p text:style-name="P220">Costs per storage: .<text:span text:style-name="T95">25 per gb per month</text:span></text:p>
      <text:p text:style-name="P221"/>
      <text:p text:style-name="P282">Example</text:p>
      <text:p text:style-name="P221">Your app performs 1 million writes and 1 million reads per day. </text:p>
      <text:p text:style-name="P221">Stores 3GB of data</text:p>
      <text:p text:style-name="P283">What is the cost?</text:p>
      <text:p text:style-name="P222">1000000/24/360 = 11.6 writes per second </text:p>
      <text:p text:style-name="P223">read and write capacity needed – 12 write capacity units</text:p>
      <text:p text:style-name="P226">Cost = <text:span text:style-name="T97">AWS cost</text:span> per hour * capacity units needed * hours in use per day </text:p>
      <text:p text:style-name="P224">write capacity unit cost = <text:span text:style-name="T96">(</text:span>.0065/10<text:span text:style-name="T96">)</text:span> * 12 * 24 <text:span text:style-name="T98">= .18</text:span></text:p>
      <text:p text:style-name="P225">write capacity unit cost = <text:span text:style-name="T96">(</text:span>.0065/<text:span text:style-name="T98">5</text:span>0<text:span text:style-name="T96">)</text:span> * 12 * 24 <text:span text:style-name="T98">= .03</text:span></text:p>
      <text:p text:style-name="P284">Dynamo DB is much easier to scale due to push-button scaling</text:p>
      <text:p text:style-name="P284"/>
      <text:p text:style-name="P285">Redshift – Data warehousing </text:p>
      <text:p text:style-name="P296">Usually, this is good for management that run reports </text:p>
      <text:p text:style-name="P227">fast, powerful, fully managed, petabyte-scale data warehousing service</text:p>
      <text:p text:style-name="P227">Cost range from .25/per hour to 1000 per terabyte per year</text:p>
      <text:p text:style-name="P286">OLAP – online analytic processing</text:p>
      <text:p text:style-name="P228">Go look at a record set and make reports, gain insight from this data </text:p>
      <text:p text:style-name="P229">Configuring Redshift</text:p>
      <text:list xml:id="list3196888500" text:style-name="L29">
        <text:list-item>
          <text:p text:style-name="P230">single node</text:p>
          <text:list>
            <text:list-item>
              <text:p text:style-name="P231">receives queries and performs computation </text:p>
            </text:list-item>
          </text:list>
        </text:list-item>
        <text:list-item>
          <text:p text:style-name="P230">multinode</text:p>
          <text:list>
            <text:list-item>
              <text:p text:style-name="P230">leader node and compute nodes:</text:p>
              <text:list>
                <text:list-item>
                  <text:p text:style-name="P230">leader node – manages client connections and receives queries </text:p>
                </text:list-item>
                <text:list-item>
                  <text:p text:style-name="P230">compute nodes – store data and perform computations, <text:span text:style-name="T99">max size is 129 nodes</text:span></text:p>
                </text:list-item>
              </text:list>
            </text:list-item>
          </text:list>
        </text:list-item>
        <text:list-item>
          <text:p text:style-name="P230"/>
        </text:list-item>
      </text:list>
      <text:p text:style-name="P287">Columnar data storage – <text:span text:style-name="T4">10x faster </text:span></text:p>
      <text:p text:style-name="P287"><text:span text:style-name="T4">these require fewer I/O. These are faster because these only use queries in specified columns </text:span></text:p>
      <text:p text:style-name="P288">Advanced compression – <text:span text:style-name="T45">compression is faster because it compresses columns of the SAME DATA TYPE in that column. </text:span><text:span text:style-name="T46">COMPRESSION IS DONE AUTOMATICALLY </text:span></text:p>
      <text:p text:style-name="P289">Massive parallel processing – <text:span text:style-name="T4">query loads are distributed meaning query performance is high </text:span></text:p>
      <text:p text:style-name="P290"><text:span text:style-name="T4">How so? Leader node takes the queries and distributes them across the compute nodes (similar like a load balancer) </text:span></text:p>
      <text:p text:style-name="P290">Cost for Redshift </text:p>
      <text:p text:style-name="P232">Cost is Node Hours = 1 unit * 1 node per hour </text:p>
      <text:p text:style-name="P232"><text:soft-page-break/>Ex. 3 nodes running per month = 3 nodes * 24 hrs in a day * 30 days = 2160. ONLY COMPUTE NODES WILL BE CHARGED </text:p>
      <text:p text:style-name="P233">Costs for backup</text:p>
      <text:p text:style-name="P233">costs for data transfer </text:p>
      <text:p text:style-name="P233"/>
      <text:p text:style-name="P291">Redshift security – </text:p>
      <text:list xml:id="list907388201" text:style-name="L30">
        <text:list-item>
          <text:p text:style-name="P292"><text:span text:style-name="T4">encryption in transit and at rest. </text:span></text:p>
        </text:list-item>
        <text:list-item>
          <text:p text:style-name="P292"><text:span text:style-name="T4">Redshift manages own keys</text:span><text:span text:style-name="T47">(or through you via AWS KMS),</text:span></text:p>
        </text:list-item>
        <text:list-item>
          <text:p text:style-name="P292"><text:span text:style-name="T48">ONLY SINGLY AZ</text:span></text:p>
        </text:list-item>
        <text:list-item>
          <text:p text:style-name="P234">snapshots can be restored to new AZ’s due to outages</text:p>
        </text:list-item>
      </text:list>
      <text:p text:style-name="P228"/>
      <text:p text:style-name="P293">Elasticache </text:p>
      <text:p text:style-name="P295">GOOD FOR READ OPERATIONS ON DB’S</text:p>
      <text:p text:style-name="P294">Service to deploy operate and scale in-memory cache, <text:span text:style-name="T49">caches your db queries for example</text:span></text:p>
      <text:p text:style-name="P235">again 2 types:</text:p>
      <text:list xml:id="list1629107680" text:style-name="L31">
        <text:list-item>
          <text:p text:style-name="P236">Memcached – <text:span text:style-name="T100">memory object caching system, doesn’t work with multiaz</text:span></text:p>
          <text:list>
            <text:list-item>
              <text:p text:style-name="P236"/>
            </text:list-item>
          </text:list>
        </text:list-item>
        <text:list-item>
          <text:p text:style-name="P236">Redis – <text:span text:style-name="T101">open source in memory key-value store, supports multi-az and master slave replication </text:span></text:p>
        </text:list-item>
      </text:list>
      <text:p text:style-name="P228"/>
      <text:p text:style-name="P297">Amazon Aurora </text:p>
      <text:p text:style-name="P237">AWS DB announced in 2014 </text:p>
      <text:p text:style-name="P237">MySQL DB </text:p>
      <text:p text:style-name="P238">Has 5 times better performance than other commercial DB’s</text:p>
      <text:p text:style-name="P239">Start with 10GB, then scale up by 10GB up to 64TB </text:p>
      <text:p text:style-name="P239">Scale cpus from 1 to 32 cpus and up to 244 gb of RAM</text:p>
      <text:p text:style-name="P298">By default, your data is contained in each availability zone. <text:span text:style-name="T102">DB is self-healing </text:span></text:p>
      <text:p text:style-name="P240">Aurora can have up to 15 re<text:span text:style-name="T103">ad-replicas</text:span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9:56:33.649637881</dc:date>
    <meta:editing-duration>PT16H16M45S</meta:editing-duration>
    <meta:editing-cycles>361</meta:editing-cycles>
    <meta:generator>LibreOffice/6.0.7.3$Linux_X86_64 LibreOffice_project/00m0$Build-3</meta:generator>
    <meta:document-statistic meta:table-count="1" meta:image-count="1" meta:object-count="0" meta:page-count="14" meta:paragraph-count="459" meta:word-count="3572" meta:character-count="20994" meta:non-whitespace-character-count="17717"/>
  </office:meta>
</office:document-meta>
</file>